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Header">
      <style:paragraph-properties fo:margin-left="0cm" fo:margin-right="0cm" fo:text-indent="0cm" style:auto-text-indent="false"/>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6"/>
    <style:style style:name="P15" style:family="paragraph" style:parent-style-name="Text_20_body" style:list-style-name="L6">
      <style:paragraph-properties fo:margin-top="0cm" fo:margin-bottom="0cm" style:contextual-spacing="false"/>
    </style:style>
    <style:style style:name="T1" style:family="text">
      <style:text-properties officeooo:rsid="000dbf7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1.2 Principales Comunidades Open Source</text:h>
      <text:p text:style-name="Text_20_body"><text:span text:style-name="Strong_20_Emphasis">Introducción:</text:span> El éxito del software de código abierto (Open Source) y del software libre no sería posible sin las comunidades que se forman alrededor de los proyectos. Estas comunidades son ecosistemas vibrantes donde desarrolladores, usuarios, traductores, diseñadores y otros colaboradores trabajan juntos.</text:p>
      <text:p text:style-name="Text_20_body"><text:span text:style-name="Strong_20_Emphasis">¿Qué es una Comunidad Open Source?</text:span> Es un grupo de personas y/o organizaciones que colaboran voluntariamente en el desarrollo, mejora, distribución, soporte y promoción de un proyecto de software cuyo código fuente es abierto. Estas comunidades operan bajo principios de transparencia, meritocracia (las ideas y contribuciones se valoran por su mérito técnico) y colaboración abierta.</text:p>
      <text:p text:style-name="Text_20_body"><text:span text:style-name="Strong_20_Emphasis">Funcionamiento Típico:</text:span></text:p>
      <text:list text:style-name="L4">
        <text:list-item>
          <text:p text:style-name="P11"><text:span text:style-name="Strong_20_Emphasis">Comunicación:</text:span> Usan herramientas como listas de correo, foros, chats (IRC, Matrix, Slack, Discord), sistemas de seguimiento de incidencias (bug trackers) y wikis. </text:p>
        </text:list-item>
        <text:list-item>
          <text:p text:style-name="P11"><text:span text:style-name="Strong_20_Emphasis">Colaboración:</text:span> El código fuente se gestiona en repositorios públicos (como GitHub, GitLab, Bitbucket) usando sistemas de control de versiones (principalmente Git). Cualquiera puede proponer cambios (pull requests, patches). </text:p>
        </text:list-item>
        <text:list-item>
          <text:p text:style-name="P11"><text:span text:style-name="Strong_20_Emphasis">Gobernanza:</text:span> Los proyectos varían en su estructura de gobernanza. Algunos tienen un líder claro (como Linus Torvalds para el kernel Linux, a menudo llamado "Benevolent Dictator For Life" o BDFL), otros son gestionados por comités elegidos, y muchos operan bajo el paraguas de fundaciones sin ánimo de lucro. </text:p>
        </text:list-item>
        <text:list-item>
          <text:p text:style-name="P10"><text:span text:style-name="Strong_20_Emphasis">Contribuciones:</text:span> La participación es voluntaria y puede tomar muchas formas: escribir código, reportar errores, escribir documentación, traducir, diseñar interfaces, ayudar a otros usuarios, organizar eventos, donar, etc. </text:p>
        </text:list-item>
      </text:list>
      <text:p text:style-name="Text_20_body"><text:span text:style-name="Strong_20_Emphasis">Ejemplos de Grandes Comunidades y Fundaciones:</text:span></text:p>
      <text:list text:style-name="L5">
        <text:list-item>
          <text:p text:style-name="P13"><text:span text:style-name="Strong_20_Emphasis">La Comunidad del Kernel Linux:</text:span> Una de las más grandes y activas, coordinada a través de listas de correo y bajo la supervisión final de Linus Torvalds y sus lugartenientes. Gestionada en gran parte por la <text:a xlink:type="simple" xlink:href="https://www.linuxfoundation.org/" office:target-frame-name="_blank" xlink:show="new" text:style-name="Internet_20_link" text:visited-style-name="Visited_20_Internet_20_Link">Linux Foundation</text:a>, que proporciona infraestructura, soporte legal y organización de eventos, empleando a desarrolladores clave. </text:p>
        </text:list-item>
        <text:list-item>
          <text:p text:style-name="P13"><text:span text:style-name="Strong_20_Emphasis">Proyecto GNU / Free Software Foundation (FSF):</text:span> La comunidad original detrás de muchas herramientas esenciales de Linux y defensora de las libertades del software. <text:a xlink:type="simple" xlink:href="https://www.fsf.org/" office:target-frame-name="_blank" xlink:show="new" text:style-name="Internet_20_link" text:visited-style-name="Visited_20_Internet_20_Link">FSF</text:a> </text:p>
        </text:list-item>
        <text:list-item>
          <text:p text:style-name="P13"><text:span text:style-name="Strong_20_Emphasis">Comunidad Debian:</text:span> Conocida por su fuerte compromiso con el software libre y su complejo sistema de gobernanza democrática (Contrato Social de Debian, Directrices de Software Libre de Debian). <text:a xlink:type="simple" xlink:href="https://www.debian.org/" office:target-frame-name="_blank" xlink:show="new" text:style-name="Internet_20_link" text:visited-style-name="Visited_20_Internet_20_Link">Debian</text:a> </text:p>
        </text:list-item>
        <text:list-item>
          <text:p text:style-name="P13"><text:span text:style-name="Strong_20_Emphasis">Comunidades de Distribuciones:</text:span> Cada distribución importante (Fedora, Ubuntu, openSUSE, Arch Linux, Gentoo, etc.) tiene su propia comunidad activa de desarrolladores y usuarios. </text:p>
        </text:list-item>
        <text:list-item>
          <text:p text:style-name="P13"><text:span text:style-name="Strong_20_Emphasis">Apache Software Foundation (ASF):</text:span> Alberga cientos de proyectos de código abierto de gran impacto, como el servidor web Apache HTTPD, Hadoop, Spark, Tomcat, Kafka, etc. Opera bajo un modelo de gobernanza basado en la meritocracia. <text:a xlink:type="simple" xlink:href="https://www.apache.org/" office:target-frame-name="_blank" xlink:show="new" text:style-name="Internet_20_link" text:visited-style-name="Visited_20_Internet_20_Link">ASF</text:a> </text:p>
        </text:list-item>
        <text:list-item>
          <text:p text:style-name="P13"><text:soft-page-break/><text:span text:style-name="Strong_20_Emphasis">Mozilla Foundation:</text:span> Detrás del navegador Firefox y el cliente de correo Thunderbird, enfocada en mantener Internet abierto y accesible. <text:a xlink:type="simple" xlink:href="https://foundation.mozilla.org/" office:target-frame-name="_blank" xlink:show="new" text:style-name="Internet_20_link" text:visited-style-name="Visited_20_Internet_20_Link">Mozilla</text:a> </text:p>
        </text:list-item>
        <text:list-item>
          <text:p text:style-name="P13"><text:span text:style-name="Strong_20_Emphasis">The Document Foundation:</text:span> La comunidad detrás de la suite ofimática LibreOffice. <text:a xlink:type="simple" xlink:href="https://www.documentfoundation.org/" office:target-frame-name="_blank" xlink:show="new" text:style-name="Internet_20_link" text:visited-style-name="Visited_20_Internet_20_Link">The Document Foundation</text:a> </text:p>
        </text:list-item>
        <text:list-item>
          <text:p text:style-name="P13"><text:span text:style-name="Strong_20_Emphasis">Cloud Native Computing Foundation (CNCF):</text:span> Parte de la Linux Foundation, alberga proyectos cruciales para la computación en la nube como Kubernetes, Prometheus, etc. <text:a xlink:type="simple" xlink:href="https://www.cncf.io/" office:target-frame-name="_blank" xlink:show="new" text:style-name="Internet_20_link" text:visited-style-name="Visited_20_Internet_20_Link">CNCF</text:a> </text:p>
        </text:list-item>
        <text:list-item>
          <text:p text:style-name="P12"><text:span text:style-name="Strong_20_Emphasis">Comunidades de Entornos de Escritorio:</text:span> Como KDE y GNOME, cada una con su propia fundación y comunidad de desarrolladores y colaboradores. <text:a xlink:type="simple" xlink:href="https://kde.org/" office:target-frame-name="_blank" xlink:show="new" text:style-name="Internet_20_link" text:visited-style-name="Visited_20_Internet_20_Link">KDE</text:a>, <text:a xlink:type="simple" xlink:href="https://www.gnome.org/" office:target-frame-name="_blank" xlink:show="new" text:style-name="Internet_20_link" text:visited-style-name="Visited_20_Internet_20_Link">GNOME</text:a> </text:p>
        </text:list-item>
      </text:list>
      <text:p text:style-name="Text_20_body"><text:span text:style-name="Strong_20_Emphasis">Importancia:</text:span> Estas comunidades son el motor de la innovación en el Open Source. Fomentan el aprendizaje, comparten conocimiento, aseguran la calidad y continuidad del software y proporcionan soporte a millones de usuarios en todo el mundo.</text:p>
      <text:p text:style-name="Text_20_body"><text:span text:style-name="Strong_20_Emphasis">Fuentes y Más Información:</text:span></text:p>
      <text:list text:style-name="L6">
        <text:list-item>
          <text:p text:style-name="P15"><text:a xlink:type="simple" xlink:href="https://groups.google.com/g/linuxcabal/c/YRE5cVUKxp4?authuser=2" office:target-frame-name="_blank" xlink:show="new" text:style-name="Internet_20_link" text:visited-style-name="Visited_20_Internet_20_Link">Nueva comunidad de contribuidores al FOSS (Google Groups - Discusión)</text:a> (Menciona la dinámica de colaboración) </text:p>
        </text:list-item>
        <text:list-item>
          <text:p text:style-name="P15"><text:a xlink:type="simple" xlink:href="https://es.slideshare.net/slideshow/parque-explora-barcamp/14443572" office:target-frame-name="_blank" xlink:show="new" text:style-name="Internet_20_link" text:visited-style-name="Visited_20_Internet_20_Link">Comunidades Software Libre (SlideShare - Presentación de Alexandro Colorado)</text:a> (Referenciada en el link anterior, puede contener más detalles) </text:p>
        </text:list-item>
        <text:list-item>
          <text:p text:style-name="P14"><text:a xlink:type="simple" xlink:href="https://es.slideshare.net/slideshow/asociacin-kd/37648961" office:target-frame-name="_blank" xlink:show="new" text:style-name="Internet_20_link" text:visited-style-name="Visited_20_Internet_20_Link">KDE España: Qué es y para qué sirve (SlideShare)</text:a> (Ejemplo de comunidad local/regional)</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style style:name="MT1" style:family="text">
      <style:text-properties officeooo:rsid="000dbf7c"/>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24/1523 ADMINISTRACIÓN DE SISTEMAS OPERATIVOS LINUX – <text:span text:style-name="MT1">Linux Essentials</text:span></text:p>
      </style:header>
      <style:footer>
        <text:p text:style-name="MP2"><text:bookmark-start text:name="PageNumWizard_FOOTER_Estilo de página predeterminado1"/><text:page-number text:select-page="current">1</text:page-number><text:s/>/ <text:page-count>2</text:page-count><text:bookmark-end text:name="PageNumWizard_FOOTER_Estilo de página predeterminado1"/></text:p>
      </style:footer>
      <style:footer-left>
        <text:p text:style-name="MP3"><text:bookmark-start text:name="PageNumWizard_FOOTER_Estilo de página predeterminado2"/><text:page-number text:select-page="current">2</text:page-number><text:s/>/ <text:page-count>2</text:page-count><text:bookmark-end text:name="PageNumWizard_FOOTER_Estilo de página predeterminado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1T19:44:50.575623264</meta:creation-date>
    <dc:date>2025-05-01T19:52:56.055807549</dc:date>
    <meta:editing-duration>PT8M6S</meta:editing-duration>
    <meta:editing-cycles>2</meta:editing-cycles>
    <meta:generator>LibreOffice/24.2.2.2$Linux_X86_64 LibreOffice_project/d56cc158d8a96260b836f100ef4b4ef25d6f1a01</meta:generator>
    <meta:document-statistic meta:table-count="0" meta:image-count="0" meta:object-count="0" meta:page-count="2" meta:paragraph-count="28" meta:word-count="611" meta:character-count="4224" meta:non-whitespace-character-count="3639"/>
  </office:meta>
</office:document-meta>
</file>